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6.897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0.4291in"/>
    </style:style>
    <style:style style:name="co9" style:family="table-column">
      <style:table-column-properties fo:break-before="auto" style:column-width="5.2138in"/>
    </style:style>
    <style:style style:name="co10" style:family="table-column">
      <style:table-column-properties fo:break-before="auto" style:column-width="1.4535in"/>
    </style:style>
    <style:style style:name="co11" style:family="table-column">
      <style:table-column-properties fo:break-before="auto" style:column-width="1.6118in"/>
    </style:style>
    <style:style style:name="co12" style:family="table-column">
      <style:table-column-properties fo:break-before="auto" style:column-width="1.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/>
    <style:style style:name="ce18" style:family="table-cell" style:parent-style-name="Default" style:data-style-name="N84"/>
    <style:style style:name="ce19" style:family="table-cell" style:parent-style-name="Default" style:data-style-name="N8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8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5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4" office:value-type="string">
            <text:p>Lectura Paper: No silver bullet. Responder cuestionario</text:p>
          </table:table-cell>
          <table:table-cell table:style-name="ce19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0">
            <text:p>70</text:p>
          </table:table-cell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4" office:value-type="string">
            <text:p>Lectura Paper: Software Engineering missing is action. Responder cuestionario</text:p>
          </table:table-cell>
          <table:table-cell table:style-name="ce19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20">
            <text:p>120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Lectura guia scrum</text:p>
          </table:table-cell>
          <table:table-cell office:value-type="date" office:date-value="2013-09-01">
            <text:p>2013-09-01</text:p>
          </table:table-cell>
          <table:table-cell office:value-type="float" office:value="60">
            <text:p>60</text:p>
          </table:table-cell>
          <table:table-cell table:style-name="ce15" office:value-type="float" office:value="80">
            <text:p>80</text:p>
          </table:table-cell>
        </table:table-row>
        <table:table-row table:style-name="ro5">
          <table:table-cell office:value-type="float" office:value="4">
            <text:p>4</text:p>
          </table:table-cell>
          <table:table-cell table:style-name="ce15" office:value-type="string">
            <text:p>Contestar cuestionario scrum</text:p>
          </table:table-cell>
          <table:table-cell office:value-type="date" office:date-value="2013-09-04">
            <text:p>2013-09-0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Hacer resumen y publicarlo</text:p>
          </table:table-cell>
          <table:table-cell office:value-type="date" office:date-value="2013-09-05">
            <text:p>2013-09-05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Katas-parte-1 (Roman Numbers y FizzBuzz)</text:p>
          </table:table-cell>
          <table:table-cell office:value-type="date" office:date-value="2013-09-09">
            <text:p>2013-09-09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ectura clase 7: Domain-Drive Design</text:p>
          </table:table-cell>
          <table:table-cell office:value-type="date" office:date-value="2013-09-16">
            <text:p>2013-09-16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clase 8: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Lectura adicional: tecnica pomodoro, formas de contratacion</text:p>
          </table:table-cell>
          <table:table-cell office:value-type="date" office:date-value="2013-09-17">
            <text:p>2013-09-17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esponder cuestionario de VSM y resultados de restropectiva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Tenis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12">
            <text:p>12</text:p>
          </table:table-cell>
          <table:table-cell table:style-name="ce16" office:value-type="string">
            <text:p>Permutation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Kata de git</text:p>
          </table:table-cell>
          <table:table-cell office:value-type="date" office:date-value="2013-09-23">
            <text:p>2013-09-2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Video de Coding Dojos</text:p>
          </table:table-cell>
          <table:table-cell office:value-type="date" office:date-value="2013-09-27">
            <text:p>2013-09-27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style-name="ce17" office:value-type="string">
            <text:p>Completar la kata del ahorcado</text:p>
          </table:table-cell>
          <table:table-cell office:value-type="date" office:date-value="2013-09-29">
            <text:p>2013-09-29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style-name="ce17" office:value-type="string">
            <text:p>Completar el ambiente de desarrollo</text:p>
          </table:table-cell>
          <table:table-cell office:value-type="date" office:date-value="2013-09-29">
            <text:p>2013-09-29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17" office:value-type="string">
            <text:p>Lectura sobre Estimación</text:p>
          </table:table-cell>
          <table:table-cell office:value-type="date" office:date-value="2013-09-30">
            <text:p>2013-09-3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Video sobre Project Bootstrap</text:p>
          </table:table-cell>
          <table:table-cell office:value-type="date" office:date-value="2013-10-06">
            <text:p>2013-10-0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Video Primeros pasos con el proyecto base de Padrino</text:p>
          </table:table-cell>
          <table:table-cell office:value-type="date" office:date-value="2013-10-06">
            <text:p>2013-10-0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Trabajando sobre proyecto base <text:s/>Job Vacancy</text:p>
          </table:table-cell>
          <table:table-cell office:value-type="date" office:date-value="2013-10-06">
            <text:p>2013-10-06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</table:table-row>
        <table:table-row table:style-name="ro5">
          <table:table-cell office:value-type="float" office:value="21">
            <text:p>21</text:p>
          </table:table-cell>
          <table:table-cell table:style-name="ce16" office:value-type="string">
            <text:p>Lectura articulo Continuous Integration y responder cuestionario</text:p>
          </table:table-cell>
          <table:table-cell office:value-type="date" office:date-value="2013-10-13">
            <text:p>2013-10-1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Ver video 1 y 2 sobre BDD y TDD</text:p>
          </table:table-cell>
          <table:table-cell office:value-type="date" office:date-value="2013-10-15">
            <text:p>2013-10-15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Aplicando BDD y TDD sobr eel proyecto Job Vacancy</text:p>
          </table:table-cell>
          <table:table-cell office:value-type="date" office:date-value="2013-10-15">
            <text:p>2013-10-1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 style:data-style-name="N2" text:time-value="0000-00-00T11:17:48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0-16T11:21:26</dc:date>
    <meta:editing-duration>P2DT2H25M37S</meta:editing-duration>
    <meta:editing-cycles>40</meta:editing-cycles>
    <dc:creator>Mint </dc:creator>
    <meta:document-statistic meta:table-count="2" meta:cell-count="201" meta:object-count="0"/>
  </office:meta>
</office:document-meta>
</file>